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b39d" officeooo:paragraph-rsid="0003b39d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3b39d"/>
    </style:style>
    <style:style style:name="P3" style:family="paragraph" style:parent-style-name="Text_20_body" style:list-style-name="L1">
      <style:text-properties officeooo:rsid="0003b39d"/>
    </style:style>
    <style:style style:name="P4" style:family="paragraph" style:parent-style-name="Standard">
      <style:text-properties officeooo:rsid="000467b8" officeooo:paragraph-rsid="000467b8"/>
    </style:style>
    <style:style style:name="P5" style:family="paragraph" style:parent-style-name="Text_20_body">
      <style:text-properties officeooo:rsid="0003b39d" officeooo:paragraph-rsid="000467b8"/>
    </style:style>
    <style:style style:name="T1" style:family="text">
      <style:text-properties officeooo:rsid="00053589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metro esterno: <text:span text:style-name="T1">56</text:span> mm</text:p>
      <text:p text:style-name="P1">Profondità <text:span text:style-name="T1">5</text:span> mm</text:p>
      <text:p text:style-name="P1"/>
      <text:p text:style-name="P1">Dimensioni iPhone SE 2<text:span text:style-name="T2">a</text:span> gen </text:p>
      <text:p text:style-name="P1"/>
      <text:list text:style-name="L1">
        <text:list-item>
          <text:p text:style-name="P2"><text:span text:style-name="Strong_20_Emphasis">Altezza</text:span>: 138.4 mm </text:p>
        </text:list-item>
        <text:list-item>
          <text:p text:style-name="P3"><text:span text:style-name="Strong_20_Emphasis">Larghezza</text:span>: 67.3 mm</text:p>
        </text:list-item>
      </text:list>
      <text:p text:style-name="P4"/>
      <text:p text:style-name="P4">Posizione centro caricatore:</text:p>
      <text:p text:style-name="P1"><text:tab/><text:tab/></text:p>
      <text:p text:style-name="P5"><text:span text:style-name="Strong_20_Emphasis">Distanza dal bordo inferiore</text:span>: 69-72 mm (circa metà altezza del telefono) </text:p>
      <text:p text:style-name="P5"><text:span text:style-name="Strong_20_Emphasis">Distanza dal bordo sinistro/destro</text:span>: 33.65 mm (esatto centro larghezza)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9:31:23.882188000</meta:creation-date>
    <dc:date>2025-06-05T20:29:19.537886800</dc:date>
    <meta:editing-duration>PT11M7S</meta:editing-duration>
    <meta:editing-cycles>4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9" meta:word-count="43" meta:character-count="278" meta:non-whitespace-character-count="239"/>
  </office:meta>
</office:document-meta>
</file>